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solid" draw:marker-end="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stroke="none" draw:fill="none" draw:fill-color="#ffffff" fo:min-height="1.262cm"/>
    </style:style>
    <style:style style:name="gr7" style:family="graphic" style:parent-style-name="standard">
      <style:graphic-properties draw:stroke="none" draw:fill="none" draw:fill-color="#ffffff" fo:min-height="1.263cm"/>
    </style:style>
    <style:style style:name="gr8" style:family="graphic" style:parent-style-name="standard">
      <style:graphic-properties draw:stroke="none" draw:fill="none" fo:min-height="1.263cm"/>
    </style:style>
    <style:style style:name="gr9" style:family="graphic" style:parent-style-name="standard">
      <style:graphic-properties draw:stroke="none" svg:stroke-color="#000000" draw:fill="none" draw:fill-color="#ffffff" fo:min-height="1.0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fo:min-height="1.263cm"/>
    </style:style>
    <style:style style:name="gr13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754cm" fo:min-width="0.1cm"/>
    </style:style>
    <style:style style:name="gr14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421cm" fo:min-width="1.6cm"/>
    </style:style>
    <style:style style:name="gr15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75cm" fo:min-width="0.1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8.8999996185303pt" fo:font-style="normal"/>
    </style:style>
    <style:style style:name="P6" style:family="paragraph">
      <loext:graphic-properties draw:fill="none" draw:fill-color="#ffffff"/>
      <style:text-properties fo:font-size="18.8999996185303pt" fo:font-style="italic"/>
    </style:style>
    <style:style style:name="P7" style:family="paragraph">
      <loext:graphic-properties draw:fill="none"/>
      <style:text-properties fo:font-size="18.8999996185303pt" fo:font-style="normal" style:font-size-asian="18pt" style:font-size-complex="18pt"/>
    </style:style>
    <style:style style:name="P8" style:family="paragraph">
      <loext:graphic-properties draw:fill="none"/>
      <style:text-properties fo:font-size="18.8999996185303pt" fo:font-style="italic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20pt" fo:font-style="italic" style:font-size-asian="18pt" style:font-size-complex="18pt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  <style:text-properties fo:font-size="15.6999998092651pt" fo:font-style="italic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5.6999998092651pt" fo:font-style="italic" style:font-size-asian="18pt" style:font-size-complex="18pt"/>
    </style:style>
    <style:style style:name="P14" style:family="paragraph">
      <loext:graphic-properties draw:fill="hatch" draw:fill-hatch-name="Black_20_-45_20_Degrees"/>
      <style:paragraph-properties fo:text-align="center"/>
    </style:style>
    <style:style style:name="P15" style:family="paragraph">
      <loext:graphic-properties draw:fill="hatch" draw:fill-hatch-name="Black_20_45_20_Degrees"/>
      <style:paragraph-properties fo:text-align="center"/>
    </style:style>
    <style:style style:name="T1" style:family="text">
      <style:text-properties fo:font-size="20pt" fo:font-style="normal"/>
    </style:style>
    <style:style style:name="T2" style:family="text">
      <style:text-properties fo:font-size="20pt" fo:font-style="italic"/>
    </style:style>
    <style:style style:name="T3" style:family="text">
      <style:text-properties fo:font-size="20pt" fo:font-style="normal" style:font-size-asian="18pt" style:font-size-complex="18pt"/>
    </style:style>
    <style:style style:name="T4" style:family="text">
      <style:text-properties fo:font-size="20pt" fo:font-style="italic" style:font-size-asian="18pt" style:font-size-complex="18pt"/>
    </style:style>
    <style:style style:name="T5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cm" svg:y1="2cm" svg:x2="4.991cm" svg:y2="13.953cm">
          <text:p/>
        </draw:line>
        <draw:line draw:style-name="gr2" draw:text-style-name="P1" draw:layer="layout" svg:x1="5.6cm" svg:y1="2cm" svg:x2="5.6cm" svg:y2="14cm">
          <text:p/>
        </draw:line>
        <draw:line draw:style-name="gr1" draw:text-style-name="P1" draw:layer="layout" svg:x1="4.198cm" svg:y1="13.997cm" svg:x2="6.28cm" svg:y2="13.971cm">
          <text:p/>
        </draw:line>
        <draw:line draw:style-name="gr1" draw:text-style-name="P1" draw:layer="layout" svg:x1="4.667cm" svg:y1="12.952cm" svg:x2="4.667cm" svg:y2="13.952cm">
          <text:p/>
        </draw:line>
        <draw:line draw:style-name="gr1" draw:text-style-name="P1" draw:layer="layout" svg:x1="5.867cm" svg:y1="12.952cm" svg:x2="5.867cm" svg:y2="13.952cm">
          <text:p/>
        </draw:line>
        <draw:line draw:style-name="gr1" draw:text-style-name="P1" draw:layer="layout" svg:x1="4.367cm" svg:y1="12.952cm" svg:x2="4.667cm" svg:y2="12.952cm">
          <text:p/>
        </draw:line>
        <draw:line draw:style-name="gr1" draw:text-style-name="P1" draw:layer="layout" svg:x1="5.867cm" svg:y1="12.952cm" svg:x2="6.167cm" svg:y2="12.952cm">
          <text:p/>
        </draw:line>
        <draw:line draw:style-name="gr1" draw:text-style-name="P1" draw:layer="layout" svg:x1="4.7cm" svg:y1="2cm" svg:x2="4.7cm" svg:y2="3cm">
          <text:p/>
        </draw:line>
        <draw:line draw:style-name="gr1" draw:text-style-name="P1" draw:layer="layout" svg:x1="5.9cm" svg:y1="2cm" svg:x2="5.9cm" svg:y2="3cm">
          <text:p/>
        </draw:line>
        <draw:line draw:style-name="gr1" draw:text-style-name="P1" draw:layer="layout" svg:x1="4.1cm" svg:y1="3cm" svg:x2="4.7cm" svg:y2="3cm">
          <text:p/>
        </draw:line>
        <draw:line draw:style-name="gr1" draw:text-style-name="P1" draw:layer="layout" svg:x1="4.2cm" svg:y1="2cm" svg:x2="4.7cm" svg:y2="2cm">
          <text:p/>
        </draw:line>
        <draw:line draw:style-name="gr1" draw:text-style-name="P1" draw:layer="layout" svg:x1="5.9cm" svg:y1="3cm" svg:x2="6.4cm" svg:y2="3cm">
          <text:p/>
        </draw:line>
        <draw:line draw:style-name="gr1" draw:text-style-name="P1" draw:layer="layout" svg:x1="5.9cm" svg:y1="2cm" svg:x2="6.4cm" svg:y2="2cm">
          <text:p/>
        </draw:line>
        <draw:line draw:style-name="gr1" draw:text-style-name="P1" draw:layer="layout" svg:x1="5.567cm" svg:y1="10.973cm" svg:x2="9.567cm" svg:y2="10.973cm">
          <text:p/>
        </draw:line>
        <draw:line draw:style-name="gr1" draw:text-style-name="P1" draw:layer="layout" svg:x1="5.567cm" svg:y1="3.954cm" svg:x2="9.567cm" svg:y2="3.954cm">
          <text:p/>
        </draw:line>
        <draw:line draw:style-name="gr1" draw:text-style-name="P1" draw:layer="layout" svg:x1="9.567cm" svg:y1="3.954cm" svg:x2="9.567cm" svg:y2="10.953cm">
          <text:p/>
        </draw:line>
        <draw:custom-shape draw:style-name="gr3" draw:text-style-name="P2" draw:layer="layout" svg:width="0.2cm" svg:height="0.202cm" svg:x="9.467cm" svg:y="4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02cm" svg:x="9.467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.467cm" svg:y1="6.953cm" svg:x2="9.467cm" svg:y2="6.953cm">
          <text:p/>
        </draw:line>
        <draw:line draw:style-name="gr5" draw:text-style-name="P4" draw:layer="layout" svg:x1="8.467cm" svg:y1="4.951cm" svg:x2="9.467cm" svg:y2="4.951cm">
          <text:p/>
        </draw:line>
        <draw:frame draw:style-name="gr6" draw:text-style-name="P5" draw:layer="layout" svg:width="0.925cm" svg:height="1.512cm" svg:x="9.55cm" svg:y="3.4cm">
          <draw:text-box>
            <text:p><text:span text:style-name="T1">B</text:span></text:p>
          </draw:text-box>
        </draw:frame>
        <draw:frame draw:style-name="gr7" draw:text-style-name="P6" draw:layer="layout" svg:width="0.959cm" svg:height="1.513cm" svg:x="3.708cm" svg:y="3.552cm">
          <draw:text-box>
            <text:p><text:span text:style-name="T2">C</text:span></text:p>
          </draw:text-box>
        </draw:frame>
        <draw:frame draw:style-name="gr7" draw:text-style-name="P6" draw:layer="layout" svg:width="0.959cm" svg:height="1.513cm" svg:x="3.808cm" svg:y="10.452cm">
          <draw:text-box>
            <text:p><text:span text:style-name="T2">D</text:span></text:p>
          </draw:text-box>
        </draw:frame>
        <draw:frame draw:style-name="gr7" draw:text-style-name="P6" draw:layer="layout" svg:width="1.031cm" svg:height="1.513cm" svg:x="9.467cm" svg:y="4.453cm">
          <draw:text-box>
            <text:p><text:span text:style-name="T2">M</text:span></text:p>
          </draw:text-box>
        </draw:frame>
        <draw:frame draw:style-name="gr8" draw:text-style-name="P7" draw:layer="layout" svg:width="0.972cm" svg:height="1.513cm" svg:x="9.767cm" svg:y="10.213cm">
          <draw:text-box draw:corner-radius="0.053cm">
            <text:p><text:span text:style-name="T3">A</text:span></text:p>
          </draw:text-box>
        </draw:frame>
        <draw:frame draw:style-name="gr8" draw:text-style-name="P8" draw:layer="layout" svg:width="1.052cm" svg:height="1.513cm" svg:x="9.567cm" svg:y="6.452cm">
          <draw:text-box>
            <text:p><text:span text:style-name="T4">O</text:span></text:p>
          </draw:text-box>
        </draw:frame>
        <draw:line draw:style-name="gr1" draw:text-style-name="P9" draw:layer="layout" svg:x1="5.267cm" svg:y1="1.452cm" svg:x2="5.267cm" svg:y2="3.051cm">
          <text:p/>
        </draw:line>
        <draw:line draw:style-name="gr1" draw:text-style-name="P9" draw:layer="layout" svg:x1="5.267cm" svg:y1="3.852cm" svg:x2="5.267cm" svg:y2="5.252cm">
          <text:p/>
        </draw:line>
        <draw:line draw:style-name="gr1" draw:text-style-name="P9" draw:layer="layout" svg:x1="5.267cm" svg:y1="5.987cm" svg:x2="5.267cm" svg:y2="7.586cm">
          <text:p/>
        </draw:line>
        <draw:line draw:style-name="gr1" draw:text-style-name="P9" draw:layer="layout" svg:x1="5.267cm" svg:y1="8.151cm" svg:x2="5.267cm" svg:y2="9.75cm">
          <text:p/>
        </draw:line>
        <draw:line draw:style-name="gr1" draw:text-style-name="P9" draw:layer="layout" svg:x1="5.267cm" svg:y1="10.452cm" svg:x2="5.267cm" svg:y2="12.051cm">
          <text:p/>
        </draw:line>
        <draw:line draw:style-name="gr1" draw:text-style-name="P9" draw:layer="layout" svg:x1="5.267cm" svg:y1="12.653cm" svg:x2="5.267cm" svg:y2="13.953cm">
          <text:p/>
        </draw:line>
        <draw:frame draw:style-name="gr9" draw:text-style-name="P11" draw:layer="layout" svg:width="0.6cm" svg:height="1.28cm" svg:x="4.99cm" svg:y="2.852cm">
          <draw:text-box>
            <text:p text:style-name="P10"><text:span text:style-name="T5">.</text:span></text:p>
          </draw:text-box>
        </draw:frame>
        <draw:frame draw:style-name="gr9" draw:text-style-name="P13" draw:layer="layout" svg:width="0.6cm" svg:height="1.28cm" svg:x="4.99cm" svg:y="5.052cm">
          <draw:text-box>
            <text:p text:style-name="P12"><text:span text:style-name="T5">.</text:span></text:p>
          </draw:text-box>
        </draw:frame>
        <draw:frame draw:style-name="gr9" draw:text-style-name="P13" draw:layer="layout" svg:width="0.6cm" svg:height="1.28cm" svg:x="4.99cm" svg:y="7.252cm">
          <draw:text-box>
            <text:p text:style-name="P12"><text:span text:style-name="T5">.</text:span></text:p>
          </draw:text-box>
        </draw:frame>
        <draw:frame draw:style-name="gr9" draw:text-style-name="P13" draw:layer="layout" svg:width="0.6cm" svg:height="1.28cm" svg:x="4.99cm" svg:y="9.452cm">
          <draw:text-box>
            <text:p text:style-name="P12"><text:span text:style-name="T5">.</text:span></text:p>
          </draw:text-box>
        </draw:frame>
        <draw:frame draw:style-name="gr9" draw:text-style-name="P13" draw:layer="layout" svg:width="0.6cm" svg:height="1.28cm" svg:x="4.99cm" svg:y="11.751cm">
          <draw:text-box>
            <text:p text:style-name="P12"><text:span text:style-name="T5">.</text:span></text:p>
          </draw:text-box>
        </draw:frame>
        <draw:line draw:style-name="gr10" draw:text-style-name="P9" draw:layer="layout" svg:x1="8.569cm" svg:y1="5.753cm" svg:x2="8.569cm" svg:y2="4.953cm">
          <text:p/>
        </draw:line>
        <draw:line draw:style-name="gr11" draw:text-style-name="P9" draw:layer="layout" svg:x1="8.569cm" svg:y1="6.264cm" svg:x2="8.569cm" svg:y2="7.064cm">
          <text:p/>
        </draw:line>
        <draw:frame draw:style-name="gr12" draw:text-style-name="P8" draw:layer="layout" svg:width="0.82cm" svg:height="1.513cm" svg:x="8.147cm" svg:y="5.453cm">
          <draw:text-box>
            <text:p><text:span text:style-name="T4">ξ</text:span></text:p>
          </draw:text-box>
        </draw:frame>
        <draw:custom-shape draw:style-name="gr13" draw:text-style-name="P14" draw:layer="layout" svg:width="0.6cm" svg:height="1.004cm" svg:x="4.1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1cm" svg:height="0.671cm" svg:x="4.198cm" svg:y="13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0.601cm" svg:height="1cm" svg:x="5.899cm" svg:y="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cm" svg:y1="2cm" svg:x2="5.6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3:14:23.888051144</meta:creation-date>
    <meta:editing-duration>PT7M4S</meta:editing-duration>
    <meta:editing-cycles>11</meta:editing-cycles>
    <meta:generator>LibreOffice/5.3.1.2$Linux_X86_64 LibreOffice_project/30m0$Build-2</meta:generator>
    <dc:date>2017-10-01T21:49:08.007013524</dc:date>
    <meta:document-statistic meta:object-count="44"/>
  </office:meta>
</office:document-meta>
</file>